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61219"/>
    </style:style>
    <style:style style:name="T8" style:family="text">
      <style:text-properties officeooo:rsid="005b2a25"/>
    </style:style>
    <style:style style:name="T9" style:family="text">
      <style:text-properties officeooo:rsid="005d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text:span text:style-name="T9">3de3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5:17:22.760174146</dc:date>
    <meta:editing-duration>PT41M59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47" meta:non-whitespace-character-count="547"/>
  </office:meta>
</office:document-meta>
</file>